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041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6389in" style:font-size-asian="0.26389in" style:font-size-complex="0.26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Spatial Querying Raster Dataset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" draw:style-name="a769" draw:master-page-name="Master1-Layout2-obj-Title-and-Content" presentation:presentation-page-layout-name="Master1-PPL2" draw:id="Slide-259">
        <draw:frame draw:id="id8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70" text:class-names="">Things you should know</text:span></text:p>
          </draw:text-box>
          <svg:title/>
          <svg:desc/>
        </draw:frame>
        <draw:frame draw:id="id86" presentation:style-name="a788" draw:name="Conten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iles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No Data Values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Pixel Types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Raster_column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Overviews</text:span></text:p>
              </text:list-item>
            </text:list>
          </draw:text-box>
          <svg:title/>
          <svg:desc/>
        </draw:frame>
      </draw:page>
      <draw:page draw:name="Slide5" draw:style-name="a789" draw:master-page-name="Master1-Layout2-obj-Title-and-Content" presentation:presentation-page-layout-name="Master1-PPL2" draw:id="Slide-260">
        <draw:frame draw:id="id87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90" text:class-names="">Tiles</text:span></text:p>
          </draw:text-box>
          <svg:title/>
          <svg:desc/>
        </draw:frame>
        <draw:frame draw:id="id88" presentation:style-name="a802" draw:name="Conten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y are groups of data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Raster datasets can be large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803" draw:master-page-name="Master1-Layout2-obj-Title-and-Content" presentation:presentation-page-layout-name="Master1-PPL2" draw:id="Slide-261">
        <draw:frame draw:id="id89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4" text:class-names="">Code It</text:span></text:p>
          </draw:text-box>
          <svg:title/>
          <svg:desc/>
        </draw:frame>
        <draw:frame draw:id="id90" presentation:style-name="a816" draw:name="Conten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Make a map of all the tiles found in GLC2000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Dump all the values of a particular tile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7" draw:style-name="a817" draw:master-page-name="Master1-Layout2-obj-Title-and-Content" presentation:presentation-page-layout-name="Master1-PPL2" draw:id="Slide-262">
        <draw:frame draw:id="id91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8" text:class-names="">No Data Values</text:span></text:p>
          </draw:text-box>
          <svg:title/>
          <svg:desc/>
        </draw:frame>
        <draw:frame draw:id="id92" presentation:style-name="a842" draw:name="Conten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They are important. You will find that in most cases they aren’t set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Databases are not good at creating or modifying data.</text:span></text:p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Databases are built to analyze the data.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Adjusting the data is best done externally.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GDALBUILDV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GDAL_transl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43" draw:master-page-name="Master1-Layout2-obj-Title-and-Content" presentation:presentation-page-layout-name="Master1-PPL2" draw:id="Slide-263">
        <draw:frame draw:id="id93" presentation:style-name="a846" draw:name="Title 1" svg:x="1.62326in" svg:y="0.75in" svg:width="10.9566in" svg:height="1.34524in" presentation:class="title" presentation:placeholder="false">
          <draw:text-box>
            <text:p text:style-name="a845" text:class-names="" text:cond-style-name=""><text:span text:style-name="a844" text:class-names="">Pixel Types</text:span></text:p>
          </draw:text-box>
          <svg:title/>
          <svg:desc/>
        </draw:frame>
        <draw:frame draw:id="id94" presentation:style-name="a881" draw:name="Content Placeholder 2" svg:x="1.62326in" svg:y="2.09524in" svg:width="10.50227in" svg:height="4.37093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PostGIS has a number of pixel types</text:span></text:p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8BSI - 8-bit signed integer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8BUI - 8-bit unsigned integer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16BSI - 16-bit signed integer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16BUI - 16-bit unsigned integer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32BSI - 32-bit signed integer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32BUI - 32-bit unsigned integer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32BF - 32-bit float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64BF - 64-bit float</text:span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<text:a xlink:href="https://postgis.net/docs/RT_ST_BandPixelType.html" text:style-name="" text:visited-style-name="">https://postgis.net/docs/RT_ST_BandPixelType.html</text:a></text:span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9" draw:style-name="a882" draw:master-page-name="Master1-Layout2-obj-Title-and-Content" presentation:presentation-page-layout-name="Master1-PPL2" draw:id="Slide-264">
        <draw:frame draw:id="id95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3" text:class-names="">Raster Columns</text:span></text:p>
          </draw:text-box>
          <svg:title/>
          <svg:desc/>
        </draw:frame>
        <draw:frame draw:id="id96" presentation:style-name="a895" draw:name="Conten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Don’t delete this EVER!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Very useful for finding out information about your raster dataset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10" draw:style-name="a896" draw:master-page-name="Master1-Layout2-obj-Title-and-Content" presentation:presentation-page-layout-name="Master1-PPL2" draw:id="Slide-265">
        <draw:frame draw:id="id97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7" text:class-names="">Code It</text:span></text:p>
          </draw:text-box>
          <svg:title/>
          <svg:desc/>
        </draw:frame>
        <draw:frame draw:id="id98" presentation:style-name="a909" draw:name="Conten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What pixel type is GL2000?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Load the new glc2000_nodata tiff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10" draw:master-page-name="Master1-Layout2-obj-Title-and-Content" presentation:presentation-page-layout-name="Master1-PPL2" draw:id="Slide-266">
        <draw:frame draw:id="id99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1" text:class-names="">Overviews</text:span></text:p>
          </draw:text-box>
          <svg:title/>
          <svg:desc/>
        </draw:frame>
        <draw:frame draw:id="id100" presentation:style-name="a926" draw:name="Conten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Overviews are pyramids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Used to reduce the amount of data available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Common practice to use a power ru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12" draw:style-name="a927" draw:master-page-name="Master1-Layout2-obj-Title-and-Content" presentation:presentation-page-layout-name="Master1-PPL2" draw:id="Slide-267">
        <draw:frame draw:id="id101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8" text:class-names="">Code It</text:span></text:p>
          </draw:text-box>
          <svg:title/>
          <svg:desc/>
        </draw:frame>
        <draw:frame draw:id="id102" presentation:style-name="a934" draw:name="Conten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935" draw:master-page-name="Master1-Layout3-secHead-Section-Header" presentation:presentation-page-layout-name="Master1-PPL3" draw:id="Slide-268">
        <draw:frame draw:id="id103" presentation:style-name="a938" draw:name="Title 3" svg:x="1.38in" svg:y="0.83in" svg:width="10.3in" svg:height="4.42in" presentation:class="title" presentation:placeholder="false">
          <draw:text-box>
            <text:p text:style-name="a937" text:class-names="" text:cond-style-name=""><text:span text:style-name="a936" text:class-names="">BREAK</text:span></text:p>
          </draw:text-box>
          <svg:title/>
          <svg:desc/>
        </draw:frame>
        <draw:frame draw:id="id104" presentation:style-name="a939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4" draw:style-name="a940" draw:master-page-name="Master1-Layout2-obj-Title-and-Content" presentation:presentation-page-layout-name="Master1-PPL2" draw:id="Slide-269">
        <draw:frame draw:id="id105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1" text:class-names="">Raster Analyses</text:span></text:p>
          </draw:text-box>
          <svg:title/>
          <svg:desc/>
        </draw:frame>
        <draw:frame draw:id="id106" presentation:style-name="a956" draw:name="Conten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Everything begins with ST_Intersect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957" draw:master-page-name="Master1-Layout2-obj-Title-and-Content" presentation:presentation-page-layout-name="Master1-PPL2" draw:id="Slide-257">
        <draw:frame draw:id="id107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8" text:class-names="">Zonal Stats</text:span></text:p>
          </draw:text-box>
          <svg:title/>
          <svg:desc/>
        </draw:frame>
        <draw:frame draw:id="id108" presentation:style-name="a976" draw:name="Content Placeholder 2" svg:x="1.38in" svg:y="2in" svg:width="9.4in" svg:height="4.7586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What was the maximum category of landcover in Minnesota?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What was the maximum category of landcover for all states?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What was the maximum category of landcover for every county in Minnesota?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15" draw:style-name="a977" draw:master-page-name="Master1-Layout2-obj-Title-and-Content" presentation:presentation-page-layout-name="Master1-PPL2" draw:id="Slide-270">
        <draw:frame draw:id="id109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8" text:class-names="">Zonal Stats Answers</text:span></text:p>
          </draw:text-box>
          <svg:title/>
          <svg:desc/>
        </draw:frame>
        <draw:frame draw:id="id110" presentation:style-name="a993" draw:name="Conten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SELECT (ST_SummaryStats(ST_Clip(r.rast, p.geom))).*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FROM boundary p INNER JOIN glc2000_nodata r ON ST_Intersects(r.rast, p.geom)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994" draw:master-page-name="Master1-Layout2-obj-Title-and-Content" presentation:presentation-page-layout-name="Master1-PPL2" draw:id="Slide-271">
        <draw:frame draw:id="id111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5" text:class-names="">Improving Summary Stats</text:span></text:p>
          </draw:text-box>
          <svg:title/>
          <svg:desc/>
        </draw:frame>
        <draw:frame draw:id="id112" presentation:style-name="a1013" draw:name="Conten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SELECT ST_SummaryStats(ST_Union(ST_Clip(r.rast, p.geom))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FROM boundary p INNER JOIN glc2000_nodata r ON ST_Intersects(r.rast, p.geom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--Now the average is correct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014" draw:master-page-name="Master1-Layout2-obj-Title-and-Content" presentation:presentation-page-layout-name="Master1-PPL2" draw:id="Slide-272">
        <draw:frame draw:id="id113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5" text:class-names="">Best Zonal Stats</text:span></text:p>
          </draw:text-box>
          <svg:title/>
          <svg:desc/>
        </draw:frame>
        <draw:frame draw:id="id114" presentation:style-name="a1039" draw:name="Conten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SELECT p.name, ST_SummaryStatsAgg((ST_Clip(r.rast, p.geom),1,True))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FROM boundary p INNER JOIN glc2000_nodata r ON ST_Intersects(r.rast, p.geom)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GROUP BY p.name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--This is fast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--https://postgis.net/docs/RT_ST_SummaryStatsAgg.html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--Thanks Pierre</text:span></text:p>
              </text:list-item>
            </text:list>
          </draw:text-box>
          <svg:title/>
          <svg:desc/>
        </draw:frame>
      </draw:page>
      <draw:page draw:name="Slide24" draw:style-name="a1040" draw:master-page-name="Master1-Layout2-obj-Title-and-Content" presentation:presentation-page-layout-name="Master1-PPL2" draw:id="Slide-279">
        <draw:frame draw:id="id115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1" text:class-names="">Unpacking PostgreSQL record type</text:span></text:p>
          </draw:text-box>
          <svg:title/>
          <svg:desc/>
        </draw:frame>
        <draw:frame draw:id="id116" presentation:style-name="a1067" draw:name="Content Placeholder 2" svg:x="1.23608in" svg:y="2.37508in" svg:width="10.50227in" svg:height="4.08235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The psql record type means that when a function is executed it returns more than 1 column.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<text:a xlink:href="https://www.postgresql.org/docs/9.6/rowtypes.html" text:style-name="" text:visited-style-name="">https://www.postgresql.org/docs/9.6/rowtypes.html</text:a></text:span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To get all of the items that are within the record type use * and extra parentheses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ST_SummaryStatsAgg((ST_Clip(r.rast, p.geom),1,True)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0" text:class-names="">(ST_SummaryStatsAgg((ST_Clip(r.rast, p.geom),1,True))).*</text:span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</draw:text-box>
          <svg:title/>
          <svg:desc/>
        </draw:frame>
      </draw:page>
      <draw:page draw:name="Slide18" draw:style-name="a1068" draw:master-page-name="Master1-Layout2-obj-Title-and-Content" presentation:presentation-page-layout-name="Master1-PPL2" draw:id="Slide-273">
        <draw:frame draw:id="id117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9" text:class-names="">Raster Change</text:span></text:p>
          </draw:text-box>
          <svg:title/>
          <svg:desc/>
        </draw:frame>
        <draw:frame draw:id="id118" presentation:style-name="a1081" draw:name="Conten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Load the MERIS datasets, 300 meter spatial resolution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23" draw:style-name="a1082" draw:master-page-name="Master1-Layout2-obj-Title-and-Content" presentation:presentation-page-layout-name="Master1-PPL2" draw:id="Slide-278">
        <draw:frame draw:id="id119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3" text:class-names="">Calculate on analyses on Meris</text:span></text:p>
          </draw:text-box>
          <svg:title/>
          <svg:desc/>
        </draw:frame>
        <draw:frame draw:id="id120" presentation:style-name="a1098" draw:name="Conten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Zonal stats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States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City buffer (300 meters)</text:span></text:p>
                  </text:list-item>
                </text:list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Data Type of city</text:span></text:p>
              </text:list-item>
            </text:list>
          </draw:text-box>
          <svg:title/>
          <svg:desc/>
        </draw:frame>
      </draw:page>
      <draw:page draw:name="Slide19" draw:style-name="a1099" draw:master-page-name="Master1-Layout2-obj-Title-and-Content" presentation:presentation-page-layout-name="Master1-PPL2" draw:id="Slide-274">
        <draw:frame draw:id="id12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100" text:class-names="">Compare change rasters (2010) to (2015)</text:span></text:p>
          </draw:text-box>
          <svg:title/>
          <svg:desc/>
        </draw:frame>
        <draw:frame draw:id="id122" presentation:style-name="a1127" draw:name="Conten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Tip--- Do one raster analysis at a time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Operations</text:span>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Join and Clip rasters on a geography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Perform Summary Statistics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Do the analysis on the second raster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Join the results together</text:span></text:p>
                  </text:list-item>
                </text:list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22" draw:style-name="a1128" draw:master-page-name="Master1-Layout2-obj-Title-and-Content" presentation:presentation-page-layout-name="Master1-PPL2" draw:id="Slide-277">
        <draw:frame draw:id="id123" presentation:style-name="a1131" draw:name="Title 1" svg:x="1.38in" svg:y="0.4in" svg:width="10.6in" svg:height="1.44965in" presentation:class="title" presentation:placeholder="false">
          <draw:text-box>
            <text:p text:style-name="a1130" text:class-names="" text:cond-style-name=""><text:span text:style-name="a1129" text:class-names="">Raster change over time</text:span></text:p>
          </draw:text-box>
          <svg:title/>
          <svg:desc/>
        </draw:frame>
        <draw:frame draw:id="id124" presentation:style-name="a1153" draw:name="Content Placeholder 2" svg:x="1.38in" svg:y="2in" svg:width="9.4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SELECT p.name, ST_SummaryStatsAgg(ST_Clip(r1.rast,p.geom),1, True) as rast1,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ST_SummaryStatsAgg(ST_Clip(r2.rast,p.geom),1, True) as rast2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from <text:s text:c="1"/>us_states p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INNER JOIN meris_2010_us_nodata r1 ON ST_Intersects(r1.rast, p.geom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INNER JOIN meris_2015_us_nodata r2 ON ST_Intersects(r2.rast, p.geom)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WHERE r1.rid = r2.rid AND lower(p.name) = 'minnesota'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GROUP BY p.name</text:span></text:p>
              </text:list-item>
            </text:list>
          </draw:text-box>
          <svg:title/>
          <svg:desc/>
        </draw:frame>
      </draw:page>
      <draw:page draw:name="Slide20" draw:style-name="a1154" draw:master-page-name="Master1-Layout2-obj-Title-and-Content" presentation:presentation-page-layout-name="Master1-PPL2" draw:id="Slide-275">
        <draw:frame draw:id="id125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5" text:class-names="">Reclassify a raster</text:span></text:p>
          </draw:text-box>
          <svg:title/>
          <svg:desc/>
        </draw:frame>
        <draw:frame draw:id="id126" presentation:style-name="a1167" draw:name="Conten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Choose a tile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Dump the values of the tile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168" draw:master-page-name="Master1-Layout2-obj-Title-and-Content" presentation:presentation-page-layout-name="Master1-PPL2" draw:id="Slide-276">
        <draw:frame draw:id="id127" presentation:style-name="a1171" draw:name="Title 1" svg:x="1.38in" svg:y="0.4in" svg:width="10.6in" svg:height="1.44965in" presentation:class="title" presentation:placeholder="false">
          <draw:text-box>
            <text:p text:style-name="a1170" text:class-names="" text:cond-style-name=""><text:span text:style-name="a1169" text:class-names="">Reclassify Answer</text:span></text:p>
          </draw:text-box>
          <svg:title/>
          <svg:desc/>
        </draw:frame>
        <draw:frame draw:id="id128" presentation:style-name="a1199" draw:name="Content Placeholder 2" svg:x="1.38in" svg:y="2in" svg:width="9.4in" svg:height="4.75868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WITH dataset as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(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SELECT r.rid, p.name, r.rast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from glc2000_us_nodata r INNER JOIN us_states p ON ST_Intersects(r.rast, p.geom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WHERE lower(p.name) = 'minnesota'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LIMIT 1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)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SELECT DISTINCT rid, ST_ValueCount(ST_Reclass(rast, 1, '12:1', '8BUI')), ST_ValueCount(rast)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FROM datas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3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3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3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3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3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3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3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3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3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3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3-15T19:41:02Z</dc:date>
    <meta:template xlink:href="View" xlink:type="simple"/>
    <meta:editing-cycles>19</meta:editing-cycles>
    <meta:editing-duration>PT47715S</meta:editing-duration>
    <meta:document-statistic meta:paragraph-count="120" meta:word-count="654"/>
  </office:meta>
</office:document-meta>
</file>